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9mm" svg:height="89.99mm" svg:x="91.55mm" svg:y="3.39mm">
            <draw:object draw:notify-on-update-of-ranges="Лист1.A2:Лист1.A11 Лист1.B2:Лист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tpoint %</text:p>
          </table:table-cell>
          <table:table-cell office:value-type="string" calcext:value-type="string">
            <text:p>R_motor, Ohm</text:p>
          </table:table-cell>
          <table:table-cell office:value-type="string" calcext:value-type="string">
            <text:p>R_motor (raw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C2]/65536" office:value-type="float" office:value="169.288162231445" calcext:value-type="float">
            <text:p>169,288162231445</text:p>
          </table:table-cell>
          <table:table-cell office:value-type="float" office:value="11094469" calcext:value-type="float">
            <text:p>11094469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table:formula="of:=[.C3]/65536" office:value-type="float" office:value="123.165817260742" calcext:value-type="float">
            <text:p>123,165817260742</text:p>
          </table:table-cell>
          <table:table-cell office:value-type="float" office:value="8071795" calcext:value-type="float">
            <text:p>807179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C4]/65536" office:value-type="float" office:value="106.43391418457" calcext:value-type="float">
            <text:p>106,43391418457</text:p>
          </table:table-cell>
          <table:table-cell office:value-type="float" office:value="6975253" calcext:value-type="float">
            <text:p>697525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C5]/65536" office:value-type="float" office:value="92.3887023925781" calcext:value-type="float">
            <text:p>92,3887023925781</text:p>
          </table:table-cell>
          <table:table-cell office:value-type="float" office:value="6054786" calcext:value-type="float">
            <text:p>605478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C6]/65536" office:value-type="float" office:value="89.2661743164063" calcext:value-type="float">
            <text:p>89,2661743164063</text:p>
          </table:table-cell>
          <table:table-cell office:value-type="float" office:value="5850148" calcext:value-type="float">
            <text:p>585014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C7]/65536" office:value-type="float" office:value="89.9062042236328" calcext:value-type="float">
            <text:p>89,9062042236328</text:p>
          </table:table-cell>
          <table:table-cell office:value-type="float" office:value="5892093" calcext:value-type="float">
            <text:p>58920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8]/65536" office:value-type="float" office:value="89.9062042236328" calcext:value-type="float">
            <text:p>89,9062042236328</text:p>
          </table:table-cell>
          <table:table-cell office:value-type="float" office:value="5892093" calcext:value-type="float">
            <text:p>58920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.00.0000</text:date>, <text:time style:data-style-name="N2" text:time-value="23:00:17.47630129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00:01:00.931926685</meta:creation-date>
    <dc:date>2019-05-30T23:02:49.338044305</dc:date>
    <meta:editing-duration>PT13M21S</meta:editing-duration>
    <meta:editing-cycles>6</meta:editing-cycles>
    <meta:generator>LibreOffice/6.2.4.2$Linux_X86_64 LibreOffice_project/2412653d852ce75f65fbfa83fb7e7b669a126d64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Лист1.A2:Лист1.B11" svg:x="0.32cm" svg:y="0.18cm" svg:width="15.36cm" svg:height="8.64cm">
          <chartooo:coordinate-region svg:x="0.941cm" svg:y="0.379cm" svg:width="14.313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B2:Лист1.B11" chart:class="chart:scatter">
            <chart:domain table:cell-range-address="Лист1.A2:Лист1.A11"/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Лист1.A2:Лист1.A11</svg:desc>
                </draw:g>
              </table:table-cell>
              <table:table-cell office:value-type="float" office:value="169.288162231445">
                <text:p>169.288162231445</text:p>
                <draw:g>
                  <svg:desc>Лист1.B2:Лист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123.165817260742">
                <text:p>123.165817260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06.43391418457">
                <text:p>106.43391418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92.3887023925781">
                <text:p>92.3887023925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89.2661743164063">
                <text:p>89.2661743164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89.9062042236328">
                <text:p>89.9062042236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9.9062042236328">
                <text:p>89.9062042236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